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3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4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font-weight="bold" style:font-weight-asian="bold" style:font-weight-complex="bold"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color="#3B4151"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text-properties fo:language="ru" fo:country="RU"/>
    </style:style>
    <style:style style:name="P24" style:parent-style-name="Standard" style:family="paragraph">
      <style:text-properties fo:language="ru" fo:country="RU"/>
    </style:style>
    <style:style style:name="P25" style:parent-style-name="Standard" style:family="paragraph">
      <style:text-properties fo:language="ru" fo:country="RU"/>
    </style:style>
    <style:style style:name="P26" style:parent-style-name="Standard" style:family="paragraph">
      <style:text-properties fo:language="ru" fo:country="RU"/>
    </style:style>
    <style:style style:name="P27" style:parent-style-name="Standard" style:family="paragraph">
      <style:text-properties fo:language="ru" fo:country="RU"/>
    </style:style>
    <style:style style:name="P28" style:parent-style-name="Standard" style:family="paragraph">
      <style:text-properties fo:font-weight="bold" style:font-weight-asian="bold" style:font-weight-complex="bold" fo:language="ru" fo:country="RU"/>
    </style:style>
    <style:style style:name="P29" style:parent-style-name="Standard" style:family="paragraph">
      <style:text-properties fo:language="ru" fo:country="RU"/>
    </style:style>
    <style:style style:name="P30" style:parent-style-name="Standard" style:family="paragraph">
      <style:text-properties fo:language="ru" fo:country="RU"/>
    </style:style>
    <style:style style:name="P31" style:parent-style-name="Standard" style:family="paragraph">
      <style:text-properties fo:language="ru" fo:country="RU"/>
    </style:style>
    <style:style style:name="P32" style:parent-style-name="Standard" style:family="paragraph">
      <style:text-properties fo:font-weight="bold" style:font-weight-asian="bold" style:font-weight-complex="bold" fo:language="ru" fo:country="RU"/>
    </style:style>
    <style:style style:name="P33" style:parent-style-name="Standard" style:family="paragraph">
      <style:text-properties fo:language="ru" fo:country="RU"/>
    </style:style>
    <style:style style:name="P34" style:parent-style-name="Standard" style:family="paragraph">
      <style:text-properties fo:language="ru" fo:country="RU"/>
    </style:style>
    <style:style style:name="P35" style:parent-style-name="Standard" style:family="paragraph">
      <style:text-properties fo:language="ru" fo:country="RU"/>
    </style:style>
    <style:style style:name="P36" style:parent-style-name="Standard" style:family="paragraph">
      <style:text-properties fo:language="ru" fo:country="RU"/>
    </style:style>
    <style:style style:name="P37" style:parent-style-name="Standard" style:family="paragraph">
      <style:text-properties fo:language="ru" fo:country="RU"/>
    </style:style>
    <style:style style:name="P38" style:parent-style-name="Standard" style:family="paragraph">
      <style:text-properties fo:language="ru" fo:country="RU"/>
    </style:style>
    <style:style style:name="P39" style:parent-style-name="Standard" style:family="paragraph">
      <style:text-properties fo:language="ru" fo:country="RU"/>
    </style:style>
    <style:style style:name="P40" style:parent-style-name="Standard" style:family="paragraph">
      <style:text-properties fo:language="ru" fo:country="RU"/>
    </style:style>
    <style:style style:name="P41" style:parent-style-name="Standard" style:family="paragraph">
      <style:text-properties fo:font-weight="bold" style:font-weight-asian="bold" style:font-weight-complex="bold" fo:language="ru" fo:country="RU"/>
    </style:style>
    <style:style style:name="P42" style:parent-style-name="Standard" style:family="paragraph">
      <style:text-properties fo:language="ru" fo:country="RU"/>
    </style:style>
    <style:style style:name="P43" style:parent-style-name="Standard" style:family="paragraph"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text-properties fo:language="ru" fo:country="RU"/>
    </style:style>
    <style:style style:name="P46" style:parent-style-name="Standard" style:family="paragraph">
      <style:text-properties fo:language="ru" fo:country="RU"/>
    </style:style>
    <style:style style:name="P47" style:parent-style-name="Standard" style:family="paragraph">
      <style:text-properties fo:font-weight="bold" style:font-weight-asian="bold" style:font-weight-complex="bold"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text-properties fo:language="ru" fo:country="RU"/>
    </style:style>
    <style:style style:name="P50" style:parent-style-name="Standard" style:family="paragraph">
      <style:text-properties fo:language="ru" fo:country="RU"/>
    </style:style>
    <style:style style:name="P51" style:parent-style-name="Standard" style:family="paragraph">
      <style:text-properties fo:language="ru" fo:country="RU"/>
    </style:style>
    <style:style style:name="P52" style:parent-style-name="Standard" style:family="paragraph">
      <style:text-properties fo:language="ru" fo:country="RU"/>
    </style:style>
    <style:style style:name="P53" style:parent-style-name="Standard" style:family="paragraph">
      <style:text-properties fo:language="ru" fo:country="RU"/>
    </style:style>
    <style:style style:name="P54" style:parent-style-name="Standard" style:family="paragraph">
      <style:text-properties fo:language="ru" fo:country="RU"/>
    </style:style>
    <style:style style:name="P55" style:parent-style-name="Standard" style:family="paragraph">
      <style:text-properties fo:language="ru" fo:country="RU"/>
    </style:style>
    <style:style style:name="P56" style:parent-style-name="Standard" style:family="paragraph">
      <style:text-properties fo:font-weight="bold" style:font-weight-asian="bold" style:font-weight-complex="bold" fo:language="ru" fo:country="RU"/>
    </style:style>
    <style:style style:name="P57" style:parent-style-name="Standard" style:family="paragraph">
      <style:text-properties fo:language="ru" fo:country="RU"/>
    </style:style>
    <style:style style:name="P58" style:parent-style-name="Standard" style:family="paragraph">
      <style:text-properties fo:language="ru" fo:country="RU"/>
    </style:style>
    <style:style style:name="P59" style:parent-style-name="Standard" style:family="paragraph">
      <style:text-properties fo:language="ru" fo:country="RU"/>
    </style:style>
    <style:style style:name="P60" style:parent-style-name="Standard" style:family="paragraph">
      <style:text-properties fo:language="ru" fo:country="RU"/>
    </style:style>
    <style:style style:name="P61" style:parent-style-name="Standard" style:family="paragraph">
      <style:text-properties fo:language="ru" fo:country="RU"/>
    </style:style>
    <style:style style:name="P62" style:parent-style-name="Standard" style:family="paragraph">
      <style:text-properties fo:language="ru" fo:country="RU"/>
    </style:style>
    <style:style style:name="P63" style:parent-style-name="Standard" style:family="paragraph">
      <style:text-properties fo:language="ru" fo:country="RU"/>
    </style:style>
    <style:style style:name="P64" style:parent-style-name="Standard" style:family="paragraph">
      <style:text-properties fo:language="ru" fo:country="RU"/>
    </style:style>
    <style:style style:name="P65" style:parent-style-name="Standard" style:family="paragraph">
      <style:text-properties fo:language="ru" fo:country="RU"/>
    </style:style>
    <style:style style:name="P66" style:parent-style-name="Standard" style:family="paragraph">
      <style:text-properties fo:font-weight="bold" style:font-weight-asian="bold" style:font-weight-complex="bold" fo:language="ru" fo:country="RU"/>
    </style:style>
    <style:style style:name="P67" style:parent-style-name="Standard" style:family="paragraph">
      <style:text-properties fo:language="ru" fo:country="RU"/>
    </style:style>
    <style:style style:name="P68" style:parent-style-name="Standard" style:family="paragraph">
      <style:text-properties fo:language="ru" fo:country="RU"/>
    </style:style>
    <style:style style:name="P69" style:parent-style-name="Standard" style:family="paragraph">
      <style:text-properties fo:language="ru" fo:country="RU"/>
    </style:style>
    <style:style style:name="P70" style:parent-style-name="Standard" style:family="paragraph">
      <style:text-properties fo:language="ru" fo:country="RU"/>
    </style:style>
    <style:style style:name="P71" style:parent-style-name="Standard" style:family="paragraph">
      <style:text-properties fo:language="ru" fo:country="RU"/>
    </style:style>
    <style:style style:name="P72" style:parent-style-name="Standard" style:family="paragraph">
      <style:text-properties fo:font-weight="bold" style:font-weight-asian="bold" style:font-weight-complex="bold" fo:language="ru" fo:country="RU"/>
    </style:style>
    <style:style style:name="P73" style:parent-style-name="Standard" style:family="paragraph">
      <style:text-properties fo:language="ru" fo:country="RU"/>
    </style:style>
    <style:style style:name="P74" style:parent-style-name="Standard" style:family="paragraph">
      <style:text-properties fo:language="ru" fo:country="RU"/>
    </style:style>
    <style:style style:name="P75" style:parent-style-name="Standard" style:family="paragraph">
      <style:text-properties fo:language="ru" fo:country="RU"/>
    </style:style>
    <style:style style:name="P76" style:parent-style-name="Standard" style:family="paragraph">
      <style:text-properties fo:font-weight="bold" style:font-weight-asian="bold" style:font-weight-complex="bold" fo:language="ru" fo:country="RU"/>
    </style:style>
    <style:style style:name="P77" style:parent-style-name="Standard" style:family="paragraph">
      <style:text-properties fo:language="ru" fo:country="RU"/>
    </style:style>
    <style:style style:name="P78" style:parent-style-name="Standard" style:family="paragraph">
      <style:text-properties fo:language="ru" fo:country="RU"/>
    </style:style>
    <style:style style:name="P79" style:parent-style-name="Standard" style:family="paragraph">
      <style:text-properties fo:language="ru" fo:country="RU"/>
    </style:style>
    <style:style style:name="P80" style:parent-style-name="Standard" style:family="paragraph">
      <style:text-properties fo:font-weight="bold" style:font-weight-asian="bold" style:font-weight-complex="bold" fo:language="ru" fo:country="RU"/>
    </style:style>
    <style:style style:name="P81" style:parent-style-name="Standard" style:family="paragraph">
      <style:text-properties fo:language="ru" fo:country="RU"/>
    </style:style>
    <style:style style:name="P82" style:parent-style-name="Standard" style:family="paragraph">
      <style:text-properties fo:language="ru" fo:country="RU"/>
    </style:style>
    <style:style style:name="P83" style:parent-style-name="Standard" style:family="paragraph">
      <style:text-properties fo:language="ru" fo:country="RU"/>
    </style:style>
    <style:style style:name="P84" style:parent-style-name="Standard" style:family="paragraph">
      <style:text-properties fo:language="ru" fo:country="RU"/>
    </style:style>
    <style:style style:name="P85" style:parent-style-name="Standard" style:family="paragraph">
      <style:text-properties fo:language="ru" fo:country="RU"/>
    </style:style>
    <style:style style:name="P86" style:parent-style-name="Standard" style:family="paragraph">
      <style:text-properties fo:language="ru" fo:country="RU"/>
    </style:style>
    <style:style style:name="P87" style:parent-style-name="Standard" style:family="paragraph">
      <style:text-properties fo:language="ru" fo:country="RU"/>
    </style:style>
    <style:style style:name="P88" style:parent-style-name="Standard" style:family="paragraph">
      <style:text-properties fo:language="ru" fo:country="RU"/>
    </style:style>
    <style:style style:name="P89" style:parent-style-name="Standard" style:family="paragraph">
      <style:text-properties fo:language="ru" fo:country="RU"/>
    </style:style>
    <style:style style:name="P90" style:parent-style-name="Standard" style:family="paragraph">
      <style:text-properties fo:language="ru" fo:country="RU"/>
    </style:style>
    <style:style style:name="P91" style:parent-style-name="Standard" style:family="paragraph">
      <style:text-properties fo:language="ru" fo:country="RU"/>
    </style:style>
    <style:style style:name="P92" style:parent-style-name="Standard" style:family="paragraph">
      <style:text-properties fo:language="ru" fo:country="RU"/>
    </style:style>
    <style:style style:name="P93" style:parent-style-name="Standard" style:family="paragraph">
      <style:text-properties fo:language="ru" fo:country="RU"/>
    </style:style>
    <style:style style:name="P94" style:parent-style-name="Standard" style:family="paragraph">
      <style:text-properties fo:language="ru" fo:country="RU"/>
    </style:style>
    <style:style style:name="P95" style:parent-style-name="Standard" style:family="paragraph">
      <style:text-properties fo:font-weight="bold" style:font-weight-asian="bold" style:font-weight-complex="bold" fo:language="ru" fo:country="RU"/>
    </style:style>
    <style:style style:name="P96" style:parent-style-name="Standard" style:family="paragraph">
      <style:text-properties fo:language="ru" fo:country="RU"/>
    </style:style>
    <style:style style:name="P97" style:parent-style-name="Standard" style:family="paragraph">
      <style:text-properties fo:language="ru" fo:country="RU"/>
    </style:style>
    <style:style style:name="P98" style:parent-style-name="Standard" style:family="paragraph">
      <style:text-properties fo:language="ru" fo:country="RU"/>
    </style:style>
    <style:style style:name="P99" style:parent-style-name="Standard" style:family="paragraph">
      <style:text-properties fo:language="ru" fo:country="RU"/>
    </style:style>
    <style:style style:name="P100" style:parent-style-name="Standard" style:family="paragraph">
      <style:text-properties fo:language="ru" fo:country="RU"/>
    </style:style>
    <style:style style:name="P101" style:parent-style-name="Standard" style:family="paragraph">
      <style:text-properties fo:language="ru" fo:country="RU"/>
    </style:style>
    <style:style style:name="P102" style:parent-style-name="Standard" style:family="paragraph">
      <style:text-properties fo:language="ru" fo:country="RU"/>
    </style:style>
    <style:style style:name="P103" style:parent-style-name="Standard" style:family="paragraph">
      <style:text-properties fo:language="ru" fo:country="RU"/>
    </style:style>
    <style:style style:name="P104" style:parent-style-name="Standard" style:family="paragraph">
      <style:text-properties fo:font-weight="bold" style:font-weight-asian="bold" style:font-weight-complex="bold" fo:language="ru" fo:country="RU"/>
    </style:style>
    <style:style style:name="P105" style:parent-style-name="Standard" style:family="paragraph">
      <style:text-properties fo:language="ru" fo:country="RU"/>
    </style:style>
    <style:style style:name="P106" style:parent-style-name="Standard" style:family="paragraph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</office:automatic-styles>
  <office:body>
    <office:text text:use-soft-page-breaks="true">
      <text:p text:style-name="P1"><text:span text:style-name="T2">Тема финального про</text:span><text:span text:style-name="T3">е</text:span><text:span text:style-name="T4">кта</text:span><text:span text:style-name="T5">: Социальная сеть «Hang Out»</text:span></text:p>
      <text:p text:style-name="P6"/>
      <text:p text:style-name="P7">Бизнес кейсы:</text:p>
      <text:p text:style-name="P8"/>
      <text:p text:style-name="P9">Сообщества:</text:p>
      <text:p text:style-name="Standard"><text:span text:style-name="T10">1.Получить список</text:span><text:span text:style-name="T11"><text:s/>сообществ, которые не были удалены. Отсортировать по<text:s/></text:span><text:span text:style-name="T12">количеству</text:span><text:span text:style-name="T13"><text:s/>подписчиков, либо отфильтровать по типу<text:s/></text:span><text:span text:style-name="T14">сообщества (</text:span><text:span text:style-name="T15">SPORT, MUSIC, TECHNOLOGY…</text:span><text:span text:style-name="T16">). Предусмотрена пагинация.</text:span></text:p>
      <text:p text:style-name="P17">2. Добавить собственное сообщество текущим зарегистрированным пользователем.</text:p>
      <text:p text:style-name="P18">3. Обновить данные своего сообщества текущим зарегистрированным пользователем.</text:p>
      <text:p text:style-name="P19">4. Удалить сообщество из базы данных администратором.</text:p>
      <text:p text:style-name="P20">5. Удалить собственное сообщество текущим зарегистрированным пользователем, путем проставления статуса об удалении.</text:p>
      <text:p text:style-name="P21">6. Получить<text:s/>список постов конкретного сообщества.</text:p>
      <text:p text:style-name="P22">7. Подписаться на конкретное сообщество.</text:p>
      <text:p text:style-name="P23">8. Отписаться от сообщества.</text:p>
      <text:p text:style-name="P24">9. Получить список всех сообществ в базе данных<text:s/>администратором.</text:p>
      <text:p text:style-name="P25">10. Получить список собственных сообществ текущим зарегистрированным пользователем.</text:p>
      <text:p text:style-name="P26">11. Получить<text:s/>список сообществ,<text:s/>на которые подписан текущий зарегистрированный пользователь.</text:p>
      <text:p text:style-name="P27"/>
      <text:p text:style-name="P28">Локации:</text:p>
      <text:p text:style-name="P29">1.<text:s/>Получить список локации.</text:p>
      <text:p text:style-name="P30">2. Создать/обновить/удалить запись о локации администратором.</text:p>
      <text:p text:style-name="P31"/>
      <text:p text:style-name="P32">Посты сообществ:</text:p>
      <text:p text:style-name="P33">1. Получить список<text:s/>постов администратором.</text:p>
      <text:p text:style-name="P34">2. Обновить данные своего поста текущим зарегистрированным пользователем.</text:p>
      <text:p text:style-name="P35">3. Удалить пост из базы данных администратором.</text:p>
      <text:p text:style-name="P36">4. Удалить свой<text:s/>пост текущим<text:s/>зарегистрированным пользователем, путем проставления статуса об удалении.</text:p>
      <text:p text:style-name="P37">5. Получить список комментариев конкретного поста.</text:p>
      <text:p text:style-name="P38">6. Добавить собственный комментарий к какому-либо посту.</text:p>
      <text:p text:style-name="P39">7. Получить список постов сообществ, на которые текущий зарегистрированный пользователь подписан.</text:p>
      <text:p text:style-name="P40"/>
      <text:p text:style-name="P41">Комментарии к постам:</text:p>
      <text:p text:style-name="P42">1. Получить список комментариев<text:s/>администратором.</text:p>
      <text:p text:style-name="P43">2. Обновить данные своего комментария текущим зарегистрированным пользователем.</text:p>
      <text:p text:style-name="P44">3. Удалить комментарий из базы данных администратором.</text:p>
      <text:p text:style-name="P45">4. Удалить свой<text:s/>комментарий текущим<text:s/>зарегистрированным пользователем, путем проставления статуса об<text:s/>удалении.</text:p>
      <text:p text:style-name="P46"/>
      <text:p text:style-name="P47">Приватные сообщения:</text:p>
      <text:p text:style-name="P48">1. Получить список приватных сообщений текущего зарегистрированного пользователя. Отсортировать по дате и времени.</text:p>
      <text:p text:style-name="P49">2. Добавить новое приватное сообщение текущим зарегистрированным пользователем.</text:p>
      <text:p text:style-name="P50">3. Обновить данные своего приватного сообщения текущим зарегистрированным пользователем.</text:p>
      <text:p text:style-name="P51">4. Удалить приватное сообщение из базы данных администратором.</text:p>
      <text:soft-page-break/>
      <text:p text:style-name="P52">5. Удалить свое приватное сообщение текущим зарегистрированным пользователем, путем проставления статуса об удалении.</text:p>
      <text:p text:style-name="P53">6. Получить список приватных сообщений администратором.</text:p>
      <text:p text:style-name="P54">7. Получить список непрочитанных приватных сообщений текущим зарегистрированным пользователем.</text:p>
      <text:p text:style-name="P55"/>
      <text:p text:style-name="P56">Публичные сообщения:</text:p>
      <text:p text:style-name="P57">1. Получить список публичных сообщений текущего зарегистрированного пользователя.</text:p>
      <text:p text:style-name="P58">2. Добавить новое публичное сообщение текущим зарегистрированным пользователем.</text:p>
      <text:p text:style-name="P59">3. Обновить данные своего публичного сообщения текущим зарегистрированным пользователем.</text:p>
      <text:p text:style-name="P60">4. Удалить публичное сообщение из базы данных администратором.</text:p>
      <text:p text:style-name="P61">5. Удалить свое публичное сообщение текущим зарегистрированным пользователем, путем проставления статуса об удалении.</text:p>
      <text:p text:style-name="P62">6. Получить список комментариев конкретного публичного сообщения.</text:p>
      <text:p text:style-name="P63">7. Добавить собственный комментарий к какому-либо публичному сообщению.</text:p>
      <text:p text:style-name="P64">8. Получить список публичных<text:s/>сообщений администратором.</text:p>
      <text:p text:style-name="P65"/>
      <text:p text:style-name="P66">Комментарии к публичным сообщениям:</text:p>
      <text:p text:style-name="P67">1. Получить список комментарием к публичным сообщениям администратором.</text:p>
      <text:p text:style-name="P68">2. Обновить данные своего комментария текущим зарегистрированным пользователем.</text:p>
      <text:p text:style-name="P69">3. Удалить комментарий к публичному сообщению из базы данных администратором.</text:p>
      <text:p text:style-name="P70">4. Удалить свой комментарий к публичному сообщению текущим зарегистрированным пользователем, путем проставления статуса об удалении.</text:p>
      <text:p text:style-name="P71"/>
      <text:p text:style-name="P72">Школы:</text:p>
      <text:p text:style-name="P73">1. Получить список школ.</text:p>
      <text:p text:style-name="P74">2. Создать/обновить/удалить запись о школе администратором.</text:p>
      <text:p text:style-name="P75"/>
      <text:p text:style-name="P76">Институты:</text:p>
      <text:p text:style-name="P77">1. Получить список локации.</text:p>
      <text:p text:style-name="P78">2. Создать/обновить/удалить запись об институт администратором</text:p>
      <text:p text:style-name="P79"/>
      <text:p text:style-name="P80">Профиль пользователя:</text:p>
      <text:p text:style-name="P81">1. Получить список профилей<text:s/>зарегистрированных<text:s/>пользователей. Отфильтровать по возрасту, по вузу, по школе, по локации. Отсортировать по фамилии, дате регистрации.</text:p>
      <text:p text:style-name="P82">2. Обновить данные своего профиля текущим зарегистрированным пользователем.</text:p>
      <text:p text:style-name="P83">3. Получить детали профиля пользователя.</text:p>
      <text:p text:style-name="P84">4. Удалить профиль пользователя из базы данных администратором.</text:p>
      <text:p text:style-name="P85">5. Получить приватные сообщения с конкретным пользователем, так называемый диалог.</text:p>
      <text:p text:style-name="P86">6. Получить профиль пользователя, у которого в ближайшее время день рождение.</text:p>
      <text:p text:style-name="P87">7. Удалить профиль пользователя из своих друзей.</text:p>
      <text:p text:style-name="P88">8. Подтвердить профиль пользователя как друга.</text:p>
      <text:p text:style-name="P89">9. Получить список публичных сообщений пользователей-друзей.</text:p>
      <text:p text:style-name="P90">10. Получить список профилей пользователей, которые сделали заявки в друзья к текущему пользователю.</text:p>
      <text:p text:style-name="P91">11. Отправить заявку в друзья к<text:s/>конкретному<text:s/>пользователю.</text:p>
      <text:p text:style-name="P92">12. Получить список профилей пользователей-друзей текущего зарегистрированного пользователя. Отсортировать по дню рождения, имени,<text:s/>количеству<text:s/>друзей.</text:p>
      <text:soft-page-break/>
      <text:p text:style-name="P93">13. Получить детали своего профиля текущего зарегистрированного пользователя.</text:p>
      <text:p text:style-name="P94"/>
      <text:p text:style-name="P95">Профиль пользователя:</text:p>
      <text:p text:style-name="P96">1. Получить список пользователей администратором.</text:p>
      <text:p text:style-name="P97">2. Обновить свои<text:s/>секюрные<text:s/>данные текущим<text:s/>зарегистрированным пользователем.</text:p>
      <text:p text:style-name="P98">3. Удалить пользователя из базы данных администратором.</text:p>
      <text:p text:style-name="P99">4. Залогиниться в систему.</text:p>
      <text:p text:style-name="P100">5. Сделать логаут.</text:p>
      <text:p text:style-name="P101">6. Получить свои секюрные данные текущим<text:s/>зарегистрированным<text:s/>пользователем.</text:p>
      <text:p text:style-name="P102">7. Зарегистрироваться в систему.</text:p>
      <text:p text:style-name="P103"/>
      <text:p text:style-name="P104">Погодные условия:</text:p>
      <text:p text:style-name="P105">1. Получить список погодных условий администратором.</text:p>
      <text:p text:style-name="P106">2. Удалить погодное условие из базы данных администратором.</text:p>
      <text:p text:style-name="Standard"><text:span text:style-name="T107">3. Получить погодное условие текущим зарегистрированным пользователем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20-11-01T18:35:00Z</meta:creation-date>
    <dc:date>2020-12-04T13:44:00Z</dc:date>
    <meta:template xlink:href="Normal.dotm" xlink:type="simple"/>
    <meta:editing-cycles>53</meta:editing-cycles>
    <meta:editing-duration>PT114000S</meta:editing-duration>
    <meta:document-statistic meta:page-count="3" meta:paragraph-count="10" meta:word-count="802" meta:character-count="5369" meta:row-count="38" meta:non-whitespace-character-count="4577"/>
  </office:meta>
</office:document-meta>
</file>